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f63" officeooo:paragraph-rsid="001e8f63"/>
    </style:style>
    <style:style style:name="P2" style:family="paragraph" style:parent-style-name="Standard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officeooo:rsid="001fd8ca" officeooo:paragraph-rsid="001e8f63"/>
    </style:style>
    <style:style style:name="P3" style:family="paragraph" style:parent-style-name="Standard">
      <style:text-properties officeooo:rsid="004fe978" officeooo:paragraph-rsid="004fe978"/>
    </style:style>
    <style:style style:name="P4" style:family="paragraph" style:parent-style-name="Heading_20_1">
      <style:text-properties style:font-name="Liberation Sans" fo:font-size="18pt" style:font-size-asian="18pt" style:font-size-complex="18pt"/>
    </style:style>
    <style:style style:name="P5" style:family="paragraph" style:parent-style-name="Standard">
      <style:paragraph-properties fo:margin-top="0cm" fo:margin-bottom="0cm" style:contextual-spacing="false"/>
      <style:text-properties officeooo:paragraph-rsid="0051ee2c"/>
    </style:style>
    <style:style style:name="P6" style:family="paragraph" style:parent-style-name="Standard"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1d27b0" officeooo:paragraph-rsid="0051ee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51ee2c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paragraph-rsid="0053d208"/>
    </style:style>
    <style:style style:name="P10" style:family="paragraph" style:parent-style-name="Text_20_body" style:list-style-name="L1">
      <style:text-properties officeooo:paragraph-rsid="0053d208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>
      <style:text-properties officeooo:paragraph-rsid="004fe978"/>
    </style:style>
    <style:style style:name="P21" style:family="paragraph" style:parent-style-name="Text_20_body" style:list-style-name="L6">
      <style:text-properties officeooo:rsid="004fe978" officeooo:paragraph-rsid="004fe978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rsid="0053d208" officeooo:paragraph-rsid="0053d208"/>
    </style:style>
    <style:style style:name="P23" style:family="paragraph" style:parent-style-name="Text_20_body">
      <style:paragraph-properties fo:margin-top="0cm" fo:margin-bottom="0cm" style:contextual-spacing="false"/>
      <style:text-properties fo:color="#c9211e" loext:opacity="100%" style:text-line-through-style="none" style:text-line-through-type="none" style:font-name="Liberation Serif" fo:font-size="12pt" fo:language="fr" fo:country="FR" fo:font-style="normal" style:text-underline-style="none" fo:font-weight="normal" officeooo:rsid="002698d2" officeooo:paragraph-rsid="00545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color="#c9211e" loext:opacity="100%" fo:language="fr" fo:country="FR" officeooo:rsid="002698d2" officeooo:paragraph-rsid="00545f03"/>
    </style:style>
    <style:style style:name="P25" style:family="paragraph" style:parent-style-name="Text_20_body" style:list-style-name="L5">
      <style:paragraph-properties fo:margin-top="0cm" fo:margin-bottom="0cm" style:contextual-spacing="false"/>
      <style:text-properties fo:color="#c9211e" loext:opacity="100%" officeooo:rsid="005629fe" officeooo:paragraph-rsid="005629fe"/>
    </style:style>
    <style:style style:name="P26" style:family="paragraph" style:parent-style-name="Text_20_body" style:list-style-name="L6">
      <style:text-properties fo:color="#c9211e" loext:opacity="100%" officeooo:rsid="004fe978" officeooo:paragraph-rsid="004fe978"/>
    </style:style>
    <style:style style:name="P27" style:family="paragraph" style:parent-style-name="Text_20_body" style:list-style-name="L6">
      <style:text-properties fo:color="#c9211e" loext:opacity="100%" officeooo:rsid="0056acaa" officeooo:paragraph-rsid="0056acaa"/>
    </style:style>
    <style:style style:name="P28" style:family="paragraph" style:parent-style-name="Text_20_body" style:list-style-name="L6">
      <style:text-properties fo:color="#c9211e" loext:opacity="100%" officeooo:rsid="00570e69" officeooo:paragraph-rsid="00570e6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4d271e" style:font-size-asian="16pt" style:font-weight-asian="bold" style:font-size-complex="16pt" style:font-weight-complex="bold"/>
    </style:style>
    <style:style style:name="T3" style:family="text">
      <style:text-properties officeooo:rsid="004d271e"/>
    </style:style>
    <style:style style:name="T4" style:family="text">
      <style:text-properties fo:font-weight="bold" style:font-name-asian="Noto Serif CJK SC" style:font-weight-asian="bold" style:font-name-complex="Lohit Devanagari1" style:font-weight-complex="bold"/>
    </style:style>
    <style:style style:name="T5" style:family="text">
      <style:text-properties style:text-line-through-style="none" style:text-line-through-type="none" style:font-name="Liberation Serif" fo:font-size="12pt" fo:font-style="normal" style:text-underline-style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text-line-through-style="none" style:text-line-through-type="none" style:font-name="Liberation Serif" fo:font-size="12pt" fo:font-style="normal" style:text-underline-style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c9211e" loext:opacity="100%" style:text-line-through-style="none" style:text-line-through-type="none" style:font-name="Liberation Serif" fo:font-size="12pt" fo:language="fr" fo:country="FR" fo:font-style="normal" style:text-underline-style="none" fo:font-weight="normal" officeooo:rsid="001d27b0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c9211e" loext:opacity="100%" style:text-line-through-style="none" style:text-line-through-type="none" style:font-name="Liberation Serif" fo:font-size="12pt" fo:language="fr" fo:country="FR" fo:font-style="normal" style:text-underline-style="none" fo:font-weight="normal" officeooo:rsid="0051ee2c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c9211e" loext:opacity="100%" style:text-line-through-style="none" style:text-line-through-type="none" style:font-name="Liberation Serif" fo:font-size="12pt" fo:language="fr" fo:country="FR" fo:font-style="normal" style:text-underline-style="none" fo:font-weight="bold" officeooo:rsid="001d27b0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c9211e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c9211e" loext:opacity="100%" officeooo:rsid="0051ee2c"/>
    </style:style>
    <style:style style:name="T13" style:family="text">
      <style:text-properties fo:color="#c9211e" loext:opacity="100%" officeooo:rsid="0053d208"/>
    </style:style>
    <style:style style:name="T14" style:family="text">
      <style:text-properties fo:color="#c9211e" loext:opacity="100%" fo:font-weight="normal" style:font-weight-asian="normal" style:font-weight-complex="normal"/>
    </style:style>
    <style:style style:name="T15" style:family="text">
      <style:text-properties fo:color="#c9211e" loext:opacity="100%" officeooo:rsid="00545f03"/>
    </style:style>
    <style:style style:name="T16" style:family="text">
      <style:text-properties fo:color="#c9211e" loext:opacity="100%" officeooo:rsid="00566ff2"/>
    </style:style>
    <style:style style:name="T17" style:family="text">
      <style:text-properties officeooo:rsid="004fe978"/>
    </style:style>
    <style:style style:name="T18" style:family="text">
      <style:text-properties officeooo:rsid="0056aca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stallation et configuration du service </text:span><text:span text:style-name="T2">Courriel</text:span> </text:p>
      <text:p text:style-name="P1"/>
      <text:h text:style-name="P4" text:outline-level="1"><text:span text:style-name="T3">Présent</text:span>a<text:span text:style-name="T4">tion du </text:span><text:span text:style-name="T3">service et des protocoles</text:span></text:h>
      <text:h text:style-name="Heading_20_2" text:outline-level="2">Principe de fonctionnement</text:h>
      <text:list text:style-name="L1">
        <text:list-item>
          <text:p text:style-name="P8">Décrivez le principe de fonctionnement général d’un système de messagerie électronique. Quels sont les composants principaux impliqués dans l’envoi et la réception des emails ?</text:p>
        </text:list-item>
      </text:list>
      <text:p text:style-name="P5"><text:span text:style-name="T7">Un serveur de messagerie électronique est un </text:span><text:a xlink:type="simple" xlink:href="https://fr.wikipedia.org/wiki/Logiciel" text:style-name="Internet_20_link" text:visited-style-name="Visited_20_Internet_20_Link"><text:span text:style-name="T11">logiciel</text:span></text:a><text:span text:style-name="T7"> </text:span><text:a xlink:type="simple" xlink:href="https://fr.wikipedia.org/wiki/Serveur_informatique" text:style-name="Internet_20_link" text:visited-style-name="Visited_20_Internet_20_Link"><text:span text:style-name="T11">serveur</text:span></text:a><text:span text:style-name="T7"> de </text:span><text:a xlink:type="simple" xlink:href="https://fr.wikipedia.org/wiki/Courrier_électronique" text:style-name="Internet_20_link" text:visited-style-name="Visited_20_Internet_20_Link"><text:span text:style-name="T11">courrier électronique</text:span></text:a></text:p>
      <text:p text:style-name="P6"><text:span text:style-name="T6">Il y a un serveur email, un protocole email</text:span></text:p>
      <text:p text:style-name="P6"><text:span text:style-name="T11"/></text:p>
      <text:list text:continue-numbering="true" text:style-name="L1">
        <text:list-item>
          <text:p text:style-name="P8">Qu’est-ce qu’un <text:span text:style-name="Strong_20_Emphasis">MUA</text:span> (Mail User Agent) ? Quel est son rôle dans un système de messagerie ? <text:span text:style-name="T8">mail user agen</text:span><text:span text:style-name="T9">t =&gt; utilisateur peut envoyer et recevoir des e-mail en se connectant a un serveur de messagerie = centre de collecte</text:span></text:p>
        </text:list-item>
        <text:list-item>
          <text:p text:style-name="P7">Qu’est-ce qu’un <text:span text:style-name="Strong_20_Emphasis">MTA</text:span> (Mail Transfer Agent) ? Quel est son rôle dans le processus de transfert des emails ? <text:span text:style-name="T12">Gere l’acheminement des e-mail = transport</text:span></text:p>
        </text:list-item>
        <text:list-item>
          <text:p text:style-name="P7">Qu’est-ce qu’un <text:span text:style-name="Strong_20_Emphasis">MDA</text:span> (Mail Delivery Agent) ? Comment intervient-il dans la distribution des emails aux utilisateurs finaux ? <text:span text:style-name="T12">Il dépose le courier dans la bonne boite = facteur</text:span></text:p>
        </text:list-item>
        <text:list-item>
          <text:p text:style-name="P7">Expliquez la différence entre les rôles du protocole <text:span text:style-name="Strong_20_Emphasis">SMTP</text:span> et ceux des protocoles <text:span text:style-name="Strong_20_Emphasis">POP3</text:span> et <text:span text:style-name="Strong_20_Emphasis">IMAP</text:span> dans la gestion des emails.<text:span text:style-name="T6"> </text:span><text:span text:style-name="T13">SMTP = envoie IMAP et POP3 recevoir et gérer e-mail</text:span></text:p>
          <text:p text:style-name="P22"><text:span text:style-name="T13">I</text:span><text:span text:style-name="T6">map gère les messages sur plusieurs appareilles, pop3 luii telecharge les mails sur 1 seul appareille</text:span></text:p>
        </text:list-item>
        <text:list-item>
          <text:p text:style-name="P9">Quel est l’objectif du protocole <text:span text:style-name="Strong_20_Emphasis">SMTP</text:span> dans le transfert des emails entre serveurs ou entre un client et un serveur ?<text:span text:style-name="T14"> </text:span><text:span text:style-name="T8">envoyer, recevoir et relayer des messages électroniques</text:span></text:p>
        </text:list-item>
        <text:list-item>
          <text:p text:style-name="P10">Expliquez la différence entre <text:span text:style-name="Strong_20_Emphasis">POP3</text:span> et <text:span text:style-name="Strong_20_Emphasis">IMAP</text:span>. Quels sont leurs avantages respectifs et dans quel cas l’un est préférable à l’autre ?</text:p>
          <text:p text:style-name="P10"><text:span text:style-name="T8">Le </text:span><text:span text:style-name="T10">POP3 est</text:span><text:span text:style-name="T8"> un protocole d'e-mail entrant à sens unique qui télécharge une copie des e-mails à partir du serveur et les stocke localement. Contrairement à l'</text:span><text:span text:style-name="T10">IMAP</text:span><text:span text:style-name="T8"> qui synchronise les messages électroniques </text:span><text:span text:style-name="T10">entre</text:span><text:span text:style-name="T8"> plusieurs appareils et les stocke sur le serveur</text:span></text:p>
        </text:list-item>
      </text:list>
      <text:h text:style-name="Heading_20_2" text:outline-level="2">Schéma</text:h>
      <text:list text:style-name="L2">
        <text:list-item>
          <text:p text:style-name="P12">Dessinez un schéma illustrant le fonctionnement d’un système de messagerie complet, incluant :</text:p>
          <text:list>
            <text:list-item>
              <text:p text:style-name="P12">Un <text:span text:style-name="Strong_20_Emphasis">MUA</text:span> (client mail),</text:p>
            </text:list-item>
            <text:list-item>
              <text:p text:style-name="P12">Un <text:span text:style-name="Strong_20_Emphasis">MTA</text:span> (Postfix),</text:p>
            </text:list-item>
            <text:list-item>
              <text:p text:style-name="P12">Un <text:span text:style-name="Strong_20_Emphasis">MDA</text:span> (Dovecot),</text:p>
            </text:list-item>
            <text:list-item>
              <text:p text:style-name="P12">Les protocoles <text:span text:style-name="Strong_20_Emphasis">SMTP</text:span>, <text:span text:style-name="Strong_20_Emphasis">POP3</text:span> ou <text:span text:style-name="Strong_20_Emphasis">IMAP</text:span> utilisés pour la communication.</text:p>
            </text:list-item>
          </text:list>
        </text:list-item>
        <text:list-item>
          <text:p text:style-name="P11">Dans ce schéma, montrez les interactions entre le client et le serveur lors de l'envoi et de la réception d’un mail.</text:p>
        </text:list-item>
      </text:list>
      <text:h text:style-name="Heading_20_2" text:outline-level="2"><text:soft-page-break/>Protocole</text:h>
      <text:list text:style-name="L3">
        <text:list-item>
          <text:p text:style-name="P14">Quels sont les ports standard utilisés par le protocole <text:span text:style-name="Strong_20_Emphasis">SMTP</text:span> ? <text:s/><text:span text:style-name="T15">587 et 465</text:span> Quelle est la différence entre l’utilisation de ces ports pour des communications chiffrées ou non chiffrées ? <text:span text:style-name="T15">SMTPS = 465 = sécuriser</text:span></text:p>
        </text:list-item>
        <text:list-item>
          <text:p text:style-name="P13">Pour <text:span text:style-name="Strong_20_Emphasis">IMAP</text:span> et <text:span text:style-name="Strong_20_Emphasis">POP3</text:span>, quels sont les ports utilisés pour accéder aux emails depuis un client ? Comment distinguer les connexions sécurisées des connexions non sécurisées ?</text:p>
        </text:list-item>
      </text:list>
      <text:p text:style-name="P24"><text:span text:style-name="T5">POP3 = port 110 <text:s text:c="6"/>Imap <text:s/>= port 143</text:span></text:p>
      <text:p text:style-name="P23">en regardant les ports (un sécuriser et un non sécuriser</text:p>
      <text:h text:style-name="Heading_20_1" text:outline-level="1">Fichiers de configuration et installation</text:h>
      <text:h text:style-name="Heading_20_2" text:outline-level="2">Côté serveur</text:h>
      <text:list text:style-name="L4">
        <text:list-item>
          <text:p text:style-name="P16">Quels paquets doivent être installés pour configurer Postfix comme <text:span text:style-name="Strong_20_Emphasis">MTA</text:span> et Dovecot comme <text:span text:style-name="Strong_20_Emphasis">MDA</text:span> sous Debian 12 ?</text:p>
        </text:list-item>
        <text:list-item>
          <text:p text:style-name="P16">Quelles sections des fichiers de configuration de Postfix (<text:span text:style-name="Source_20_Text">/etc/postfix/main.cf</text:span> et <text:span text:style-name="Source_20_Text">/etc/postfix/master.cf</text:span>) doivent être modifiées pour configurer un serveur SMTP ?</text:p>
        </text:list-item>
        <text:list-item>
          <text:p text:style-name="P16">Comment configurer Dovecot pour gérer les connexions <text:span text:style-name="Strong_20_Emphasis">IMAP</text:span> et <text:span text:style-name="Strong_20_Emphasis">POP3</text:span> dans le fichier <text:span text:style-name="Source_20_Text">/etc/dovecot/dovecot.conf</text:span> ?</text:p>
        </text:list-item>
        <text:list-item>
          <text:p text:style-name="P15">Comment assurer une configuration sécurisée des services de mail (SMTP, IMAP, POP3) à travers les fichiers de configuration ?</text:p>
        </text:list-item>
      </text:list>
      <text:h text:style-name="Heading_20_1" text:outline-level="1">Tests de fonctionnement et logs</text:h>
      <text:h text:style-name="Heading_20_2" text:outline-level="2">Côté serveur</text:h>
      <text:list text:style-name="L5">
        <text:list-item>
          <text:p text:style-name="P17">Quelles commandes permettent de vérifier que le service <text:span text:style-name="Strong_20_Emphasis">SMTP</text:span> de Postfix fonctionne correctement après l’installation ?</text:p>
          <text:p text:style-name="P25">systemctl status postfix</text:p>
        </text:list-item>
        <text:list-item>
          <text:p text:style-name="P17">Où sont stockés les fichiers de logs pour Postfix et Dovecot sous Debian 12, et comment ces logs peuvent-ils être utilisés pour diagnostiquer des erreurs de configuration ou des échecs de connexion ? <text:s/><text:span text:style-name="Strong_20_Emphasis"><text:span text:style-name="T6">/var/log/mail.log <text:s text:c="3"/>/var/log/mail.err <text:s/>/var/log/mail.warn</text:span></text:span><text:span text:style-name="T6"/></text:p>
        </text:list-item>
      </text:list>
      <text:h text:style-name="Heading_20_2" text:outline-level="2">Côté client</text:h>
      <text:p text:style-name="P3"/>
      <text:list text:style-name="L6">
        <text:list-item>
          <text:p text:style-name="P20"><text:span text:style-name="T17">Comment tester la connectivité avec le serveur </text:span><text:span text:style-name="Strong_20_Emphasis"><text:span text:style-name="T17">SMTP</text:span></text:span><text:span text:style-name="T17"> de Postfix depuis un client en utilisant la commande </text:span><text:span text:style-name="Source_20_Text"><text:span text:style-name="T17">telnet</text:span></text:span><text:span text:style-name="T17"> pour simuler l'envoi d’un email ? </text:span><text:span text:style-name="T6">telnet &lt;adresse_du_serveur&gt; 25</text:span></text:p>
        </text:list-item>
        <text:list-item>
          <text:p text:style-name="P19">Comment tester l’accès à un serveur <text:span text:style-name="Strong_20_Emphasis">IMAP</text:span> ou <text:span text:style-name="Strong_20_Emphasis">POP3</text:span> depuis un client en utilisant la commande <text:span text:style-name="Source_20_Text">openssl s_client</text:span> pour simuler la récupération de mails de manière sécurisée ?</text:p>
        </text:list-item>
        <text:list-item>
          <text:p text:style-name="P18"><text:soft-page-break/>En cas de problème de connexion, quelles informations les outils comme <text:span text:style-name="Source_20_Text">ping</text:span>, <text:span text:style-name="Source_20_Text">traceroute</text:span>, ou <text:span text:style-name="Source_20_Text">telnet</text:span> peuvent-ils fournir pour identifier l’origine du dysfonctionnement entre le client et le serveur ? <text:span text:style-name="T16">Ping qui marche = réseaux atteignable</text:span></text:p>
        </text:list-item>
      </text:list>
      <text:p text:style-name="Text_20_body"><text:span text:style-name="T16"><text:tab/>tracerout = voir le point de défaillance , voir le probleme de routage</text:span></text:p>
      <text:list text:continue-numbering="true" text:style-name="L6">
        <text:list-item>
          <text:p text:style-name="P21">Comment tester que les services de messagerie (SMTP,IMAP,POP3) sont actif à l'aide de la commande nmap ?</text:p>
          <text:p text:style-name="P26">nmap -p 25,465,587 &lt;adresse_du_serveur&gt; <text:s/><text:span text:style-name="T18">pour si SMTP actif</text:span></text:p>
          <text:p text:style-name="P26">nmap -p 25,465,587 smtp.example.com <text:s text:c="2"/><text:span text:style-name="T18">pour tester sin SMTP actif sur un de ces 3 ports</text:span></text:p>
          <text:p text:style-name="P27">les memes pour IMAP et POP3, juste remplacer le port qui est attribuer </text:p>
        </text:list-item>
        <text:list-item>
          <text:p text:style-name="P21">Comment doit-on configurer le client de messagerie thunderbird pour relever le courrier de l'utilisateur toto ?</text:p>
          <text:p text:style-name="P27">Il faut configurer IMAP et POP3 selon le type de connection</text:p>
          <text:p text:style-name="P28">a la fin ping 8.8.8.8 pour test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10T11:07:42.724986140</meta:creation-date>
    <dc:date>2024-11-20T08:54:40.278227428</dc:date>
    <meta:editing-duration>PT3H37M12S</meta:editing-duration>
    <meta:editing-cycles>47</meta:editing-cycles>
    <meta:generator>LibreOffice/24.2.5.2$Linux_X86_64 LibreOffice_project/420$Build-2</meta:generator>
    <meta:document-statistic meta:table-count="0" meta:image-count="0" meta:object-count="0" meta:page-count="3" meta:paragraph-count="49" meta:word-count="797" meta:character-count="4869" meta:non-whitespace-character-count="4137"/>
  </office:meta>
</office:document-meta>
</file>